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5">
        <text:h text:style-name="Heading_20_3" text:outline-level="3"><text:bookmark-start text:name="__RefHeading___Toc4427_172465332"/><text:alphabetical-index-mark-start text:id="IMark91715884"/>Zeige Textbereiche<text:bookmark-end text:name="__RefHeading___Toc4427_172465332"/><text:alphabetical-index-mark-end text:id="IMark91715884"/></text:h>
        <text:p text:style-name="Textkörper_20_Einrückung_20_Organon">Für eine bessere Darstellung kann die Anzeige der Bereichsumrandungen an- und abgestellt werden. </text:p>
        <text:p text:style-name="Textkörper_20_Einrückung_20_Organon">In LO werden mit der Funktion sowohl Textbegrenzungen als auch Bereichsumrandungen ausgeschaltet. </text:p>
        <text:p text:style-name="Textkörper_20_Einrückung_20_Organon">In OO müssen die Bereichsumrandungen unter:</text:p>
        <text:p text:style-name="Textkörper_20_Einrückung_20_Organon">Extras &gt; Einstellungen &gt; OpenOffice &gt; Darstellung &gt; Bereichsumrandungen</text:p>
        <text:p text:style-name="Textkörper_20_Einrückung_20_Organon">separat abgeschaltet werden.</text:p>
        <text:p text:style-name="Textkörper_20_Einrückung_20_Organon"/>
        <text:p text:style-name="Textkörper_20_Einrückung_20_Organon">Die Funktion ist standardmäßig auch in Writer unter Ansicht / Textbegrenzungen erreichbar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27:14.196000000</dc:date>
    <meta:editing-duration>P0D</meta:editing-duration>
    <meta:editing-cycles>1</meta:editing-cycles>
    <meta:document-statistic meta:table-count="0" meta:image-count="0" meta:object-count="0" meta:page-count="1" meta:paragraph-count="7" meta:word-count="57" meta:character-count="445" meta:non-whitespace-character-count="393"/>
    <meta:generator>LibreOffice/5.0.4.2$Windows_x86 LibreOffice_project/2b9802c1994aa0b7dc6079e128979269cf95bc78</meta:generator>
  </office:meta>
</office:document-meta>
</file>